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E800000434044BE62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0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76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3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447cm"/>
    </style:style>
    <style:style style:name="gr11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12" style:family="graphic" style:parent-style-name="standard">
      <style:graphic-properties svg:stroke-width="0.053cm" svg:stroke-color="#99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fill="solid" draw:fill-color="#99cc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/>
    </style:style>
    <style:style style:name="P3" style:family="paragraph">
      <style:text-properties fo:font-size="14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top="0.1cm" fo:margin-bottom="0cm" fo:text-align="center"/>
    </style:style>
    <style:style style:name="P6" style:family="paragraph">
      <style:text-properties fo:color="#990000"/>
    </style:style>
    <style:style style:name="P7" style:family="paragraph">
      <style:paragraph-properties fo:text-align="center"/>
      <style:text-properties fo:color="#990000"/>
    </style:style>
    <style:style style:name="P8" style:family="paragraph">
      <style:text-properties fo:font-size="12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35cm" svg:height="17cm" svg:x="1.565cm" svg:y="3.4cm">
          <draw:image xlink:href="Pictures/10000201000002E800000434044BE627.png" xlink:type="simple" xlink:show="embed" xlink:actuate="onLoad">
            <text:p/>
          </draw:image>
        </draw:frame>
        <draw:rect draw:style-name="gr2" draw:text-style-name="P1" draw:layer="layout" svg:width="9.6cm" svg:height="6.2cm" svg:x="1.5cm" svg:y="4.4cm">
          <text:p/>
        </draw:rect>
        <draw:frame draw:style-name="gr3" draw:text-style-name="P2" draw:layer="layout" svg:width="8.245cm" svg:height="0.962cm" svg:x="11.3cm" svg:y="4.338cm">
          <draw:text-box>
            <text:p text:style-name="P2">ArrasoltaSourceCollectionView</text:p>
          </draw:text-box>
        </draw:frame>
        <draw:rect draw:style-name="gr2" draw:text-style-name="P1" draw:layer="layout" svg:width="9.6cm" svg:height="6.2cm" svg:x="1.5cm" svg:y="14.4cm">
          <text:p/>
        </draw:rect>
        <draw:frame draw:style-name="gr4" draw:text-style-name="P3" draw:layer="layout" svg:width="6.254cm" svg:height="1.916cm" svg:x="12.446cm" svg:y="9.084cm">
          <draw:text-box>
            <text:p><text:span text:style-name="T1">ArrasoltaDraggableView</text:span></text:p>
          </draw:text-box>
        </draw:frame>
        <draw:frame draw:style-name="gr5" draw:text-style-name="P3" draw:layer="layout" svg:width="8.135cm" svg:height="0.806cm" svg:x="11.417cm" svg:y="6.898cm">
          <draw:text-box>
            <text:p><text:span text:style-name="T1">ArrasoltaSourceCollectionViewCell</text:span></text:p>
          </draw:text-box>
        </draw:frame>
        <draw:frame draw:style-name="gr6" draw:text-style-name="P3" draw:layer="layout" svg:width="5.569cm" svg:height="0.806cm" svg:x="13.2cm" svg:y="11.698cm">
          <draw:text-box>
            <text:p><text:span text:style-name="T1">CustomView</text:span><text:span text:style-name="T2"> (user-defined)</text:span></text:p>
          </draw:text-box>
        </draw:frame>
        <draw:line draw:style-name="gr7" draw:text-style-name="P4" draw:layer="layout" svg:x1="14.9cm" svg:y1="5.3cm" svg:x2="14.9cm" svg:y2="6.7cm">
          <text:p/>
        </draw:line>
        <draw:frame draw:style-name="gr8" draw:text-style-name="P5" draw:layer="layout" svg:width="1.188cm" svg:height="1.633cm" svg:x="15.1cm" svg:y="5.3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..*</text:span></text:p>
          </draw:text-box>
        </draw:frame>
        <draw:line draw:style-name="gr7" draw:text-style-name="P4" draw:layer="layout" svg:x1="14.9cm" svg:y1="7.7cm" svg:x2="14.9cm" svg:y2="9.1cm">
          <text:p/>
        </draw:line>
        <draw:frame draw:style-name="gr8" draw:text-style-name="P5" draw:layer="layout" svg:width="1.188cm" svg:height="1.633cm" svg:x="15.112cm" svg:y="7.767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</text:span></text:p>
          </draw:text-box>
        </draw:frame>
        <draw:line draw:style-name="gr7" draw:text-style-name="P4" draw:layer="layout" svg:x1="14.9cm" svg:y1="10cm" svg:x2="14.9cm" svg:y2="11.4cm">
          <text:p/>
        </draw:line>
        <draw:frame draw:style-name="gr8" draw:text-style-name="P5" draw:layer="layout" svg:width="1.188cm" svg:height="1.633cm" svg:x="15.112cm" svg:y="10.067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</text:span></text:p>
          </draw:text-box>
        </draw:frame>
        <draw:line draw:style-name="gr9" draw:text-style-name="P1" draw:layer="layout" svg:x1="11.4cm" svg:y1="7.2cm" svg:x2="8.2cm" svg:y2="6.3cm">
          <text:p/>
        </draw:line>
        <draw:line draw:style-name="gr9" draw:text-style-name="P1" draw:layer="layout" svg:x1="12.3cm" svg:y1="9.5cm" svg:x2="10.6cm" svg:y2="9.4cm">
          <text:p/>
        </draw:line>
        <draw:line draw:style-name="gr9" draw:text-style-name="P1" draw:layer="layout" svg:x1="13.1cm" svg:y1="12cm" svg:x2="9.9cm" svg:y2="9.6cm">
          <text:p/>
        </draw:line>
        <draw:frame draw:style-name="gr4" draw:text-style-name="P3" draw:layer="layout" svg:width="5.923cm" svg:height="1.916cm" svg:x="12.397cm" svg:y="20.641cm">
          <draw:text-box>
            <text:p><text:span text:style-name="T1">ArrasoltaDroppableView</text:span></text:p>
          </draw:text-box>
        </draw:frame>
        <draw:frame draw:style-name="gr5" draw:text-style-name="P3" draw:layer="layout" svg:width="7.999cm" svg:height="0.806cm" svg:x="11.5cm" svg:y="18.4cm">
          <draw:text-box>
            <text:p><text:span text:style-name="T1">ArrasoltaTargetCollectionViewCell</text:span></text:p>
          </draw:text-box>
        </draw:frame>
        <draw:frame draw:style-name="gr6" draw:text-style-name="P3" draw:layer="layout" svg:width="5.569cm" svg:height="0.806cm" svg:x="13.131cm" svg:y="23.198cm">
          <draw:text-box>
            <text:p><text:span text:style-name="T1">CustomView</text:span><text:span text:style-name="T2"> (user-defined)</text:span></text:p>
          </draw:text-box>
        </draw:frame>
        <draw:line draw:style-name="gr7" draw:text-style-name="P4" draw:layer="layout" svg:x1="14.931cm" svg:y1="16.8cm" svg:x2="14.931cm" svg:y2="18.2cm">
          <text:p/>
        </draw:line>
        <draw:frame draw:style-name="gr8" draw:text-style-name="P5" draw:layer="layout" svg:width="1.188cm" svg:height="1.633cm" svg:x="15.131cm" svg:y="16.8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..*</text:span></text:p>
          </draw:text-box>
        </draw:frame>
        <draw:line draw:style-name="gr7" draw:text-style-name="P4" draw:layer="layout" svg:x1="14.931cm" svg:y1="19.2cm" svg:x2="14.931cm" svg:y2="20.6cm">
          <text:p/>
        </draw:line>
        <draw:frame draw:style-name="gr8" draw:text-style-name="P5" draw:layer="layout" svg:width="1.188cm" svg:height="1.633cm" svg:x="15.143cm" svg:y="19.267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</text:span></text:p>
          </draw:text-box>
        </draw:frame>
        <draw:line draw:style-name="gr7" draw:text-style-name="P4" draw:layer="layout" svg:x1="14.931cm" svg:y1="21.5cm" svg:x2="14.931cm" svg:y2="22.9cm">
          <text:p/>
        </draw:line>
        <draw:frame draw:style-name="gr8" draw:text-style-name="P5" draw:layer="layout" svg:width="1.188cm" svg:height="1.633cm" svg:x="15.143cm" svg:y="21.567cm">
          <draw:text-box>
            <text:p text:style-name="P5"><text:span text:style-name="T2">1</text:span></text:p>
            <text:p text:style-name="P5"><text:span text:style-name="T2">has</text:span></text:p>
            <text:p text:style-name="P5"><text:span text:style-name="T2">1</text:span></text:p>
          </draw:text-box>
        </draw:frame>
        <draw:line draw:style-name="gr9" draw:text-style-name="P1" draw:layer="layout" svg:x1="11.8cm" svg:y1="18.3cm" svg:x2="10.1cm" svg:y2="16.2cm">
          <text:p/>
        </draw:line>
        <draw:line draw:style-name="gr9" draw:text-style-name="P1" draw:layer="layout" svg:x1="12.4cm" svg:y1="20.8cm" svg:x2="7.1cm" svg:y2="15.3cm">
          <text:p/>
        </draw:line>
        <draw:line draw:style-name="gr9" draw:text-style-name="P1" draw:layer="layout" svg:x1="13cm" svg:y1="23.4cm" svg:x2="6.4cm" svg:y2="15.2cm">
          <text:p/>
        </draw:line>
        <draw:frame draw:style-name="gr10" draw:text-style-name="P6" draw:layer="layout" svg:width="6.784cm" svg:height="1.513cm" svg:x="11cm" svg:y="1.887cm">
          <draw:text-box>
            <text:p text:style-name="P6"><text:span text:style-name="T3">sourceItemsDictionary</text:span></text:p>
          </draw:text-box>
        </draw:frame>
        <draw:line draw:style-name="gr11" draw:text-style-name="P7" draw:layer="layout" svg:x1="14.9cm" svg:y1="3cm" svg:x2="14.9cm" svg:y2="4.3cm">
          <text:p/>
        </draw:line>
        <draw:frame draw:style-name="gr10" draw:text-style-name="P6" draw:layer="layout" svg:width="6.501cm" svg:height="1.513cm" svg:x="11.179cm" svg:y="13.002cm">
          <draw:text-box>
            <text:p text:style-name="P6"><text:span text:style-name="T3">targetItemsDictionary</text:span></text:p>
          </draw:text-box>
        </draw:frame>
        <draw:line draw:style-name="gr11" draw:text-style-name="P1" draw:layer="layout" svg:x1="14.9cm" svg:y1="14.1cm" svg:x2="14.9cm" svg:y2="15.4cm">
          <text:p/>
        </draw:line>
        <draw:frame draw:style-name="gr3" draw:text-style-name="P2" draw:layer="layout" svg:width="8.088cm" svg:height="0.962cm" svg:x="11.4cm" svg:y="15.638cm">
          <draw:text-box>
            <text:p text:style-name="P2">ArrasoltaTargetCollectionView</text:p>
          </draw:text-box>
        </draw:frame>
        <draw:custom-shape draw:style-name="gr12" draw:text-style-name="P7" draw:layer="layout" svg:width="1.6cm" svg:height="1.9cm" svg:x="9.1cm" svg:y="1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" draw:layer="layout" svg:width="1.6cm" svg:height="1.9cm" svg:x="9cm" svg:y="12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3" draw:text-style-name="P1" draw:layer="layout" svg:width="5.1cm" svg:height="2.1cm" svg:x="4.3cm" svg:y="22.1cm">
          <text:p/>
        </draw:rect>
        <draw:frame draw:style-name="gr14" draw:text-style-name="P8" draw:layer="layout" svg:width="5.196cm" svg:height="1.191cm" svg:x="4.304cm" svg:y="22.661cm">
          <draw:text-box>
            <text:p text:style-name="P8">ArrasoltaMoveableView</text:p>
          </draw:text-box>
        </draw:frame>
        <draw:rect draw:style-name="gr13" draw:text-style-name="P1" draw:layer="layout" svg:width="5.1cm" svg:height="2.1cm" svg:x="1.3cm" svg:y="25.5cm">
          <text:p/>
        </draw:rect>
        <draw:frame draw:style-name="gr14" draw:text-style-name="P9" draw:layer="layout" svg:width="5.296cm" svg:height="1.191cm" svg:x="1.304cm" svg:y="26.061cm">
          <draw:text-box>
            <text:p text:style-name="P9"><text:span text:style-name="T4">ArrasoltaDraggableView</text:span></text:p>
          </draw:text-box>
        </draw:frame>
        <draw:rect draw:style-name="gr13" draw:text-style-name="P1" draw:layer="layout" svg:width="5.1cm" svg:height="2.1cm" svg:x="7.5cm" svg:y="25.5cm">
          <text:p/>
        </draw:rect>
        <draw:frame draw:style-name="gr14" draw:text-style-name="P9" draw:layer="layout" svg:width="5.296cm" svg:height="1.191cm" svg:x="7.504cm" svg:y="26.061cm">
          <draw:text-box>
            <text:p text:style-name="P9"><text:span text:style-name="T4">ArrasoltaDroppableView</text:span></text:p>
          </draw:text-box>
        </draw:frame>
        <draw:line draw:style-name="gr9" draw:text-style-name="P1" draw:layer="layout" svg:x1="5.7cm" svg:y1="25.3cm" svg:x2="5.7cm" svg:y2="24.3cm">
          <text:p/>
        </draw:line>
        <draw:line draw:style-name="gr9" draw:text-style-name="P1" draw:layer="layout" svg:x1="8.1cm" svg:y1="25.3cm" svg:x2="8.1cm" svg:y2="24.301cm">
          <text:p/>
        </draw:line>
        <draw:frame draw:style-name="gr8" draw:text-style-name="P5" draw:layer="layout" svg:width="2.688cm" svg:height="1.633cm" svg:x="8.612cm" svg:y="24.5cm">
          <draw:text-box>
            <text:p text:style-name="P5"><text:span text:style-name="T2">extends</text:span></text:p>
          </draw:text-box>
        </draw:frame>
        <draw:frame draw:style-name="gr8" draw:text-style-name="P5" draw:layer="layout" svg:width="2.688cm" svg:height="1.633cm" svg:x="3.4cm" svg:y="24.5cm">
          <draw:text-box>
            <text:p text:style-name="P5"><text:span text:style-name="T2">exte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lrich Vormbrock</meta:initial-creator>
    <meta:creation-date>2015-10-13T17:43:21</meta:creation-date>
    <dc:date>2015-11-02T13:02:55</dc:date>
    <dc:creator>Ulrich Vormbrock</dc:creator>
    <meta:editing-duration>PT48M48S</meta:editing-duration>
    <meta:editing-cycles>12</meta:editing-cycles>
    <meta:generator>OpenOffice/4.1.1$Unix OpenOffice.org_project/411m6$Build-9775</meta:generator>
    <meta:document-statistic meta:object-count="45"/>
  </office:meta>
</office:document-meta>
</file>